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AB000001D3B5F90D4EED46F2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cd28" officeooo:paragraph-rsid="0019cd28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Image5" text:anchor-type="char" svg:x="1.383cm" svg:y="1.715cm" svg:width="11.568cm" svg:height="12.651cm" draw:z-index="0"><draw:image xlink:href="Pictures/10000201000001AB000001D3B5F90D4EED46F25C.png" xlink:type="simple" xlink:show="embed" xlink:actuate="onLoad" loext:mime-type="image/png"/></draw:frame>Flowchar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2:18:57.681345485</meta:creation-date>
    <dc:date>2020-11-18T12:21:19.213491538</dc:date>
    <meta:editing-duration>PT2M22S</meta:editing-duration>
    <meta:editing-cycles>1</meta:editing-cycles>
    <meta:document-statistic meta:table-count="0" meta:image-count="1" meta:object-count="0" meta:page-count="1" meta:paragraph-count="1" meta:word-count="1" meta:character-count="10" meta:non-whitespace-character-count="10"/>
    <meta:generator>LibreOffice/6.0.7.3$Linux_X86_64 LibreOffice_project/00m0$Build-3</meta:generator>
  </office:meta>
</office:document-meta>
</file>